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fd085" officeooo:paragraph-rsid="001fd085"/>
    </style:style>
    <style:style style:name="P2" style:family="paragraph" style:parent-style-name="Standard">
      <style:text-properties officeooo:rsid="0021741e" officeooo:paragraph-rsid="0021741e"/>
    </style:style>
    <style:style style:name="P3" style:family="paragraph" style:parent-style-name="Standard">
      <style:text-properties officeooo:rsid="002838ec" officeooo:paragraph-rsid="002838ec"/>
    </style:style>
    <style:style style:name="P4" style:family="paragraph" style:parent-style-name="Standard">
      <style:text-properties officeooo:rsid="0029c9cf" officeooo:paragraph-rsid="0029c9cf"/>
    </style:style>
    <style:style style:name="P5" style:family="paragraph" style:parent-style-name="Standard">
      <style:text-properties officeooo:rsid="002a8353" officeooo:paragraph-rsid="002a83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Leawood Django Setup </text:p>
      <text:h text:style-name="Heading_20_1" text:outline-level="1">Environment Setup</text:h>
      <text:p text:style-name="P1">pip3 install virtualenv</text:p>
      <text:p text:style-name="P1"/>
      <text:p text:style-name="P1">sudo apt-get install libjpeg8-dev</text:p>
      <text:p text:style-name="P1">sudo apt-get install apche2-dev</text:p>
      <text:p text:style-name="P1">sudo apt-get install dos2unix</text:p>
      <text:p text:style-name="P1">sudo apt-get install redis-server</text:p>
      <text:p text:style-name="P1">sudo apt-get install minicom</text:p>
      <text:p text:style-name="P1"/>
      <text:p text:style-name="P3">asgi-redis==1.4.2</text:p>
      <text:p text:style-name="P3">asgiref==1.1.2</text:p>
      <text:p text:style-name="P3">attrs==17.2.0</text:p>
      <text:p text:style-name="P3">autobahn==17.6.2</text:p>
      <text:p text:style-name="P3">Automat==0.6.0</text:p>
      <text:p text:style-name="P3">channels==1.1.5</text:p>
      <text:p text:style-name="P3">constantly==15.1.0</text:p>
      <text:p text:style-name="P3">cycler==0.10.0</text:p>
      <text:p text:style-name="P3">daphne==1.3.0</text:p>
      <text:p text:style-name="P3">Django==1.11.2</text:p>
      <text:p text:style-name="P3">django-pandas==0.4.3</text:p>
      <text:p text:style-name="P3">django-registration-redux==1.6</text:p>
      <text:p text:style-name="P3">django-tastypie==0.14.1</text:p>
      <text:p text:style-name="P3">hyperlink==17.2.1</text:p>
      <text:p text:style-name="P3">incremental==17.5.0</text:p>
      <text:p text:style-name="P3">matplotlib==2.0.2</text:p>
      <text:p text:style-name="P3">mod-wsgi==4.5.15</text:p>
      <text:p text:style-name="P3">mod-wsgi-httpd==2.4.23.2</text:p>
      <text:p text:style-name="P3">msgpack-python==0.4.8</text:p>
      <text:p text:style-name="P3">numpy==1.13.0</text:p>
      <text:p text:style-name="P3">olefile==0.44</text:p>
      <text:p text:style-name="P3">pandas==0.20.2</text:p>
      <text:p text:style-name="P3">Pillow==4.1.1</text:p>
      <text:p text:style-name="P3">pyparsing==2.2.0</text:p>
      <text:p text:style-name="P3">pyserial==3.4</text:p>
      <text:p text:style-name="P3">python-dateutil==2.6.0</text:p>
      <text:p text:style-name="P3">python-mimeparse==1.6.0</text:p>
      <text:p text:style-name="P3">pytz==2017.2</text:p>
      <text:p text:style-name="P3">redis==2.10.5</text:p>
      <text:p text:style-name="P3">RPi.GPIO==0.6.3</text:p>
      <text:p text:style-name="P3">six==1.10.0</text:p>
      <text:p text:style-name="P3">Twisted==17.5.0</text:p>
      <text:p text:style-name="P3">txaio==2.8.0</text:p>
      <text:p text:style-name="P3">XBee==2.3.1</text:p>
      <text:p text:style-name="P3">zope.interface==4.4.2</text:p>
      <text:p text:style-name="P2"/>
      <text:p text:style-name="P2">Dash Imports ( WIP )</text:p>
      <text:p text:style-name="P2"><text:soft-page-break/></text:p>
      <text:p text:style-name="P2">import dash</text:p>
      <text:p text:style-name="P2">import dash_core_components as dcc</text:p>
      <text:p text:style-name="P2">import dash_html_components as html</text:p>
      <text:p text:style-name="P2">from pandas_datareader.data import DataReader</text:p>
      <text:p text:style-name="P2">import time</text:p>
      <text:p text:style-name="P2">from collections import deque</text:p>
      <text:p text:style-name="P2">import plotly.graph_objs as go</text:p>
      <text:p text:style-name="P1"/>
      <text:h text:style-name="Heading_20_1" text:outline-level="1">Starting the server</text:h>
      <text:p text:style-name="Standard">cd /home/pi/python/leawood</text:p>
      <text:p text:style-name="Standard">. ./home/pi/python/leawood/leawood_app/bin/activate</text:p>
      <text:p text:style-name="Standard">/home/pi/python/leawood/Leawood-Django</text:p>
      <text:p text:style-name="Standard"/>
      <text:p text:style-name="Standard">python manage.py runserver 0.0.0.0:8000</text:p>
      <text:p text:style-name="Standard"/>
      <text:p text:style-name="Standard">or...</text:p>
      <text:p text:style-name="Standard"/>
      <text:p text:style-name="Standard">manage.py runserver --noworker</text:p>
      <text:p text:style-name="Standard">manage.py runworker</text:p>
      <text:p text:style-name="Standard"/>
      <text:p text:style-name="Standard"/>
      <text:p text:style-name="P4">Key Based Authentication</text:p>
      <text:p text:style-name="P4"/>
      <text:p text:style-name="P4">tastypie uses key base authentication and has a model, so the following requried after the installation of tastypie.</text:p>
      <text:p text:style-name="P4"/>
      <text:p text:style-name="P4">python manage.py migrate</text:p>
      <text:p text:style-name="P4"/>
      <text:p text:style-name="P5">leawood:8000/admin</text:p>
      <text:p text:style-name="P5">From the API Key, create a new one of the user</text:p>
      <text:p text:style-name="P5"/>
      <text:p text:style-name="P5">40a7590dd47da3443b7fff6dbcdcdfafee5446b8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6:28:32.163886408</meta:creation-date>
    <dc:date>2018-04-30T17:57:40.830385674</dc:date>
    <meta:editing-duration>PT1H49M12S</meta:editing-duration>
    <meta:editing-cycles>7</meta:editing-cycles>
    <meta:generator>LibreOffice/5.2.7.2$Linux_ARM_EABI LibreOffice_project/528e71104c3fcc3637004cef595401b05295414c</meta:generator>
    <meta:document-statistic meta:table-count="0" meta:image-count="0" meta:object-count="0" meta:page-count="2" meta:paragraph-count="65" meta:word-count="148" meta:character-count="1497" meta:non-whitespace-character-count="1414"/>
  </office:meta>
</office:document-meta>
</file>